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0DD2AED2B8780E8F51E.jpg" manifest:media-type="image/jpeg"/>
  <manifest:file-entry manifest:full-path="Pictures/100000000000015E000002BB107E7353FCA1B7BE.jpg" manifest:media-type="image/jpeg"/>
  <manifest:file-entry manifest:full-path="Pictures/10000201000001FF000001029805A7B58D3B9CA8.png" manifest:media-type="image/png"/>
  <manifest:file-entry manifest:full-path="Pictures/1000020100000171000000BAA8BF86181E8CA329.png" manifest:media-type="image/png"/>
  <manifest:file-entry manifest:full-path="Pictures/10000000000001DA00000187BE95AC4A0EFB6113.jpg" manifest:media-type="image/jpeg"/>
  <manifest:file-entry manifest:full-path="Pictures/10000000000001DA0000011A36733C21C4222F2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65644" officeooo:paragraph-rsid="00165644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65644" officeooo:paragraph-rsid="00165644" style:font-size-asian="13.1000003814697pt" style:font-weight-asian="bold" style:font-size-complex="15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799cm" style:auto-text-indent="false" style:page-number="auto" fo:background-color="transparent"/>
      <style:text-properties officeooo:paragraph-rsid="00209c20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799cm" style:auto-text-indent="false" fo:background-color="transparent"/>
      <style:text-properties officeooo:paragraph-rsid="00209c20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fo:font-weight="bold" officeooo:rsid="00209c20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27991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</text:p>
      <text:p text:style-name="P1"/>
      <text:p text:style-name="P3">Templier:</text:p>
      <text:p text:style-name="P1"><draw:frame text:anchor-type="paragraph" draw:z-index="1" draw:name="Forme1" draw:style-name="gr1" draw:text-style-name="P6" svg:width="7.753cm" svg:height="6.721cm" svg:x="8.844cm" svg:y="0.963cm"><draw:image xlink:href="Pictures/10000000000001DA0000011A36733C21C4222F2D.jpg" xlink:type="simple" xlink:show="embed" xlink:actuate="onLoad" draw:mime-type="image/jpeg"><text:p/></draw:image></draw:frame></text:p>
      <text:p text:style-name="P1"><draw:frame draw:style-name="fr1" draw:name="Image1" text:anchor-type="char" svg:x="0.605cm" svg:y="0.376cm" svg:width="7.906cm" svg:height="6.521cm" draw:z-index="0"><draw:image xlink:href="Pictures/10000000000001DA00000187BE95AC4A0EFB611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153cm" svg:y="0.318cm" svg:width="7.288cm" svg:height="3.674cm" draw:z-index="2"><draw:image xlink:href="Pictures/1000020100000171000000BAA8BF86181E8CA329.png" xlink:type="simple" xlink:show="embed" xlink:actuate="onLoad" draw:mime-type="image/png"/></draw:frame></text:p>
      <text:p text:style-name="P1"><draw:frame draw:style-name="fr1" draw:name="Image3" text:anchor-type="char" svg:x="8.13cm" svg:y="0.307cm" svg:width="8.851cm" svg:height="4.47cm" draw:z-index="3"><draw:image xlink:href="Pictures/10000201000001FF000001029805A7B58D3B9C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Semaphore:<text:tab/><text:tab/><text:tab/><text:tab/><text:tab/><text:tab/></text:span><text:span text:style-name="T2">Alphabet Chinois:</text:span></text:p>
      <text:p text:style-name="P5"><draw:frame draw:style-name="fr1" draw:name="Image4" text:anchor-type="char" svg:x="1.304cm" svg:y="1.238cm" svg:width="5.346cm" svg:height="8.137cm" draw:z-index="4"><draw:image xlink:href="Pictures/100000000000015E000002BB107E7353FCA1B7BE.jpg" xlink:type="simple" xlink:show="embed" xlink:actuate="onLoad" draw:mime-type="image/jpeg"/></draw:frame><draw:frame draw:style-name="fr1" draw:name="Image5" text:anchor-type="char" svg:x="8.13cm" svg:y="2.328cm" svg:width="8.458cm" svg:height="3.944cm" draw:z-index="5"><draw:image xlink:href="Pictures/10000000000001DA000000DD2AED2B8780E8F51E.jpg" xlink:type="simple" xlink:show="embed" xlink:actuate="onLoad" draw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1:10:31.032347623</meta:creation-date>
    <dc:date>2021-06-10T12:02:27.685798052</dc:date>
    <meta:editing-duration>PT30M32S</meta:editing-duration>
    <meta:editing-cycles>11</meta:editing-cycles>
    <meta:generator>LibreOffice/7.0.4.2$Linux_X86_64 LibreOffice_project/00$Build-2</meta:generator>
    <meta:document-statistic meta:table-count="0" meta:image-count="5" meta:object-count="0" meta:page-count="1" meta:paragraph-count="3" meta:word-count="5" meta:character-count="46" meta:non-whitespace-character-count="39"/>
  </office:meta>
</office:document-meta>
</file>